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 style:family="text">
      <style:text-properties fo:font-size="10pt" fo:language="zxx" fo:country="none" style:language-asian="en" style:country-asian="US" style:language-complex="en" style:country-complex="U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office:annotation office:name="__Annotation__2_1839425931"><dc:creator>&lt;анонимный&gt;</dc:creator><dc:date>2017-11-30T13:31:03.635000000</dc:date><text:p text:style-name="P1"><text:span text:style-name="T1">Full p</text:span></text:p></office:annotation>Lorem ipsum dolor sit amet, consectetuer adipiscing elit. Aenean commodo ligula eget dolor. Aenean massa. Cum sociis natoque<office:annotation><dc:creator>&lt;анонимный&gt;</dc:creator><dc:date>2017-11-30T13:33:11.986000000</dc:date><text:p text:style-name="P1"><text:span text:style-name="T1">No text inside full p</text:span></text:p></office:annotation>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office:annotation-end office:name="__Annotation__2_1839425931"/></text:p>
      <text:p text:style-name="Text_20_body">Aenean vulputate eleifend<office:annotation><dc:creator>&lt;анонимный&gt;</dc:creator><dc:date>2017-11-30T13:31:19.945000000</dc:date><text:p text:style-name="P1"><text:span text:style-name="T1">No text 1</text:span></text:p></office:annotation><office:annotation><dc:creator>&lt;анонимный&gt;</dc:creator><dc:date>2017-11-30T13:31:43.310000000</dc:date><text:p><text:span text:style-name="T2">No text 2</text:span></text:p></office:annotation> tellus. Aenean leo ligula, porttitor eu, consequat vitae, eleifend ac, enim. Aliquam lorem ante, dapibus in, viverra quis, feugiat a, tellus. Phasellus viverra nulla ut metus varius laoreet. Quisque rutrum. Aenean imperdiet. Etiam ultricies nisi vel augue. Curabitur ullamcorper ultricies nisi. Nam eget dui. Etiam rhoncus. <office:annotation office:name="__Annotation__3_1839425931"><dc:creator>&lt;анонимный&gt;</dc:creator><dc:date>2017-11-30T13:32:35.874000000</dc:date><text:p text:style-name="P1"><text:span text:style-name="T1">Multi p</text:span></text:p></office:annotation>Maecenas tempus, tellus eget condimentum rhoncus, sem quam semper libero, sit amet adipiscing sem neque sed ipsum. Nam quam nunc, blandit vel, luctus pulvinar, hendrerit id, lorem.</text:p>
      <text:p text:style-name="Text_20_body">Maecenas nec odio et ante tincidunt tempus.<office:annotation-end office:name="__Annotation__3_1839425931"/> Donec vitae sapien ut libero venenatis faucibus. Nullam quis ante. Etiam sit amet orci eget eros faucibus tincidunt. Duis leo. Sed fringilla mauris sit amet nibh. Donec sodales sagittis magna. Sed consequat, leo eget bibendum sodales, augue velit cursus nunc, quis gravida magna mi a libero. Fusce vulputate eleifend sapien. Vestibulum purus quam, scelerisque ut, mollis sed, nonummy id, metus.<office:annotation><dc:creator>&lt;анонимный&gt;</dc:creator><dc:date>2017-11-30T13:34:01.173000000</dc:date><text:p text:style-name="P1"><text:span text:style-name="T1">No text before deleted</text:span></text:p></office:annotation> <office:annotation office:name="__Annotation__14_1839425931"><dc:creator>&lt;анонимный&gt;</dc:creator><dc:date>2017-11-30T13:33:52.664000000</dc:date><text:p text:style-name="P1"><text:span text:style-name="T1">This will be deleted</text:span></text:p></office:annotation>Nullam accumsan lorem in dui. Cras ultricies mi eu turpis hendrerit fringilla. Vestibulum ante ipsum primis in faucibus orci luctus et ultrices posuere cubilia Curae; In ac dui quis mi consectetuer lacinia.<office:annotation-end office:name="__Annotation__14_1839425931"/> <office:annotation><dc:creator>&lt;анонимный&gt;</dc:creator><dc:date>2017-11-30T13:34:15.739000000</dc:date><text:p text:style-name="P1"><text:span text:style-name="T1">No text after deleted</text:span></text:p></office:annotation>Nam pretium turpis et arcu. Duis arcu tortor, suscipit eget, imperdiet nec, imperdiet iaculis, ipsum. Sed aliquam ultrices mauris. Integer ante arcu, accumsan a, consectetuer eget, posuere ut, mauris. Praesent adipiscing. Phasellus ullamcorper ipsum rutrum nunc. Nunc nonummy metus. Vestibulum volutpat pretium libero. Cras id dui.</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M37S</meta:editing-duration>
    <meta:editing-cycles>5</meta:editing-cycles>
    <meta:generator>LibreOffice/5.1.1.3$Windows_X86_64 LibreOffice_project/89f508ef3ecebd2cfb8e1def0f0ba9a803b88a6d</meta:generator>
    <dc:date>2017-11-30T13:34:23.340000000</dc:date>
    <meta:document-statistic meta:table-count="0" meta:image-count="0" meta:object-count="0" meta:page-count="1" meta:paragraph-count="3" meta:word-count="298" meta:character-count="2040" meta:non-whitespace-character-count="1745"/>
    <meta:user-defined meta:name="Info 1"/>
    <meta:user-defined meta:name="Info 2"/>
    <meta:user-defined meta:name="Info 3"/>
    <meta:user-defined meta:name="Info 4"/>
  </office:meta>
</office:document-meta>
</file>